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adornments="Standard" style:font-family-generic="roman" style:font-pitch="variable"/>
    <style:font-face style:name="Lucida Bright1" svg:font-family="'Lucida Bright'" style:font-family-generic="roman" style:font-pitch="variable"/>
    <style:font-face style:name="Lucida Console" svg:font-family="'Lucida Console'" style:font-adornments="Standard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2cm" svg:stroke-color="#cccccc" draw:marker-start-width="0.508cm" draw:marker-end-width="0.508cm" draw:fill="gradient" draw:fill-color="#ffffff" draw:fill-gradient-name="Gradient_20_4" draw:gradient-step-count="0" draw:textarea-horizontal-align="justify" draw:textarea-vertical-align="middle" draw:auto-grow-height="false" fo:min-height="8.64cm" fo:min-width="5.85cm" fo:padding-top="0.226cm" fo:padding-bottom="0.226cm" fo:padding-left="0.351cm" fo:padding-right="0.351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89cm" fo:min-width="2.114cm" loext:decorative="false"/>
      <style:paragraph-properties style:writing-mode="lr-tb"/>
    </style:style>
    <style:style style:name="gr3" style:family="graphic" style:parent-style-name="standard">
      <style:graphic-properties draw:stroke="none" svg:stroke-color="#999999" draw:fill="solid" draw:fill-color="#cccccc" draw:textarea-horizontal-align="justify" draw:textarea-vertical-align="middle" draw:auto-grow-height="false" fo:min-height="0.339cm" fo:min-width="4.58cm" loext:decorative="false"/>
    </style:style>
    <style:style style:name="gr4" style:family="graphic" style:parent-style-name="standard">
      <style:graphic-properties draw:stroke="none" svg:stroke-color="#999999" draw:fill="solid" draw:fill-color="#cccccc" draw:textarea-horizontal-align="justify" draw:textarea-vertical-align="middle" draw:auto-grow-height="false" fo:min-height="0.34cm" fo:min-width="4.58cm" loext:decorative="false"/>
    </style:style>
    <style:style style:name="gr5" style:family="graphic" style:parent-style-name="standard">
      <style:graphic-properties draw:stroke="none" draw:fill="solid" draw:fill-color="#cccccc" draw:textarea-vertical-align="middle" loext:decorative="false"/>
    </style:style>
    <style:style style:name="gr6" style:family="graphic" style:parent-style-name="standard">
      <style:graphic-properties svg:stroke-width="0.102cm" svg:stroke-color="#cccccc" draw:marker-start-width="0.356cm" draw:marker-end-width="0.356cm" draw:fill="gradient" draw:fill-gradient-name="Gradient_20_6" draw:gradient-step-count="0" draw:textarea-horizontal-align="justify" draw:textarea-vertical-align="middle" draw:auto-grow-height="false" fo:min-height="0.797cm" fo:min-width="1.305cm" fo:padding-top="0.175cm" fo:padding-bottom="0.175cm" fo:padding-left="0.3cm" fo:padding-right="0.3cm" loext:decorative="false"/>
    </style:style>
    <style:style style:name="gr7" style:family="graphic">
      <style:graphic-properties style:writing-mode="lr-tb" loext:decorative="false"/>
    </style:style>
    <style:style style:name="gr8" style:family="graphic">
      <style:graphic-properties loext:decorative="false"/>
    </style:style>
    <style:style style:name="gr9" style:family="graphic" style:parent-style-name="standard">
      <style:graphic-properties draw:stroke="none" svg:stroke-color="#000000" draw:fill="solid" draw:fill-color="#355269" draw:textarea-horizontal-align="left" draw:textarea-vertical-align="middle" draw:auto-grow-height="true" draw:auto-grow-width="true" fo:min-height="3.989cm" fo:min-width="2.114cm" draw:shadow="hidden" loext:decorative="false"/>
      <style:paragraph-properties style:writing-mode="lr-tb"/>
    </style:style>
    <style:style style:name="gr10" style:family="graphic" style:parent-style-name="standard">
      <style:graphic-properties svg:stroke-width="0.102cm" svg:stroke-color="#cccccc" draw:marker-start-width="0.356cm" draw:marker-end-width="0.356cm" draw:fill="gradient" draw:fill-gradient-name="Gradient_20_6" draw:gradient-step-count="0" draw:textarea-horizontal-align="justify" draw:textarea-vertical-align="middle" draw:auto-grow-height="false" fo:min-height="0.797cm" fo:min-width="1.305cm" fo:padding-top="0.175cm" fo:padding-bottom="0.175cm" fo:padding-left="0.3cm" fo:padding-right="0.3cm" draw:shadow="hidden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="gradient" draw:fill-color="#ffffff" draw:fill-gradient-name="Gradient_20_4" draw:gradient-step-count="0"/>
      <style:paragraph-properties fo:text-align="center"/>
    </style:style>
    <style:style style:name="P2" style:family="paragraph">
      <style:text-properties fo:color="#355269" loext:opacity="100%" fo:font-style="normal"/>
    </style:style>
    <style:style style:name="P3" style:family="paragraph">
      <loext:graphic-properties draw:fill="none" draw:fill-color="#ffffff"/>
      <style:text-properties fo:color="#355269" loext:opacity="100%" style:font-name="Lucida Bright" fo:font-size="96pt" fo:font-style="normal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loext:graphic-properties draw:fill="gradient" draw:fill-gradient-name="Gradient_20_6" draw:gradient-step-count="0"/>
      <style:paragraph-properties fo:text-align="center"/>
    </style:style>
    <style:style style:name="P6" style:family="paragraph">
      <loext:graphic-properties draw:fill="solid" draw:fill-color="#355269"/>
      <style:paragraph-properties fo:text-align="center"/>
      <style:text-properties fo:color="#355269" loext:opacity="100%" style:font-name="Lucida Bright" fo:font-size="96pt" fo:font-style="normal"/>
    </style:style>
    <style:style style:name="P7" style:family="paragraph">
      <style:text-properties fo:color="#355269" loext:opacity="100%" style:font-name="Lucida Console" fo:font-size="44pt"/>
    </style:style>
    <style:style style:name="P8" style:family="paragraph">
      <loext:graphic-properties draw:fill="none" draw:fill-color="#ffffff"/>
      <style:text-properties fo:color="#355269" loext:opacity="100%" style:font-name="Lucida Console" fo:font-size="44pt"/>
    </style:style>
    <style:style style:name="T1" style:family="text">
      <style:text-properties fo:color="#355269" loext:opacity="100%" style:font-name="Lucida Bright" fo:font-size="96pt" fo:font-style="normal"/>
    </style:style>
    <style:style style:name="T2" style:family="text">
      <style:text-properties fo:color="#355269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6.451cm" svg:height="7.67cm" svg:x="7.35cm" svg:y="8.62cm" svg:viewBox="0 0 6452 7671" svg:d="M6452 0v7620c0 9-2 18-7 26-4 7-11 14-18 18-8 5-17 7-26 7h-2540c-9 0-18-2-25-7-4-2-7-4-10-7l-3810-3538c-3-3-7-7-9-11-5-8-7-17-7-26v-4082z">
          <text:p/>
        </draw:path>
        <draw:frame draw:style-name="gr2" draw:text-style-name="P3" draw:layer="layout" svg:width="2.725cm" svg:height="4.239cm" svg:x="7.111cm" svg:y="12.883cm">
          <draw:text-box>
            <text:p text:style-name="P2"><text:span text:style-name="T1">X</text:span></text:p>
          </draw:text-box>
        </draw:frame>
        <draw:custom-shape draw:style-name="gr3" draw:text-style-name="P4" draw:layer="layout" svg:width="5.08cm" svg:height="0.589cm" svg:x="8.036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08cm" svg:height="0.59cm" svg:x="8.036cm" svg:y="11.0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5.08cm" svg:height="0.59cm" svg:x="8.036cm" svg:y="12.2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5" draw:text-style-name="P4" draw:layer="layout" svg:width="3.809cm" svg:height="0.589cm" svg:x="9.306cm" svg:y="13.427cm" svg:viewBox="0 0 3810 590" draw:points="0,0 544,590 3810,590 3810,0">
          <text:p/>
        </draw:polygon>
        <draw:custom-shape draw:style-name="gr6" draw:text-style-name="P5" draw:layer="layout" svg:width="3.81cm" svg:height="3.538cm" svg:x="7.401cm" svg:y="12.753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</draw:page>
      <draw:page draw:name="page2" draw:style-name="dp1" draw:master-page-name="Standard">
        <draw:g draw:style-name="gr7">
          <draw:g draw:style-name="gr8">
            <draw:path draw:style-name="gr1" draw:text-style-name="P1" draw:layer="layout" svg:width="1.878cm" svg:height="2.233cm" svg:x="3.566cm" svg:y="11.16cm" svg:viewBox="0 0 1879 2234" svg:d="M1879 0c0 740 0 1479 0 2219 0 3-1 5-2 8-1 2-3 4-5 5-3 1-5 2-8 2-246 0-493 0-740 0-2 0-5-1-7-2-1-1-2-1-3-2-370-343-739-687-1109-1030-1-1-2-2-3-4s-2-5-2-7c0-396 0-793 0-1189 626 0 1253 0 1879 0z">
              <text:p/>
            </draw:path>
            <draw:path draw:style-name="gr9" draw:text-style-name="P6" draw:layer="layout" svg:width="0.647cm" svg:height="0.712cm" svg:x="3.569cm" svg:y="12.678cm" svg:viewBox="0 0 648 713" svg:d="M273 361l-142-237c-33-53-51-82-56-86-4-4-22-6-53-8l-10-1v-29h276v29h-9c-47 0-70 5-70 13s14 35 41 82l103 175 121-175c31-45 47-72 47-82 0-8-19-13-55-13h-9v-29h179v29l-12 1c-21 1-35 5-42 11s-28 34-63 83l-140 197 156 266c31 52 49 80 55 85 5 5 21 9 48 10l10 1v30h-268v-30h8c47 0 71-6 71-16 1-7-12-33-40-79l-119-201-137 200c-31 45-46 71-46 79 0 11 23 17 68 17h11v30h-196v-30l6-1c30-2 48-6 53-10s26-33 62-85z">
              <text:p/>
            </draw:path>
            <draw:path draw:style-name="gr3" draw:text-style-name="P4" draw:layer="layout" svg:width="1.478cm" svg:height="0.171cm" svg:x="3.766cm" svg:y="11.53cm" svg:viewBox="0 0 1479 172" svg:d="M0 172c0-58 0-115 0-172 493 0 986 0 1479 0 0 57 0 114 0 172-493 0-986 0-1479 0z">
              <text:p/>
            </draw:path>
            <draw:path draw:style-name="gr4" draw:text-style-name="P4" draw:layer="layout" svg:width="1.478cm" svg:height="0.171cm" svg:x="3.766cm" svg:y="11.873cm" svg:viewBox="0 0 1479 172" svg:d="M0 172c0-57 0-115 0-172 493 0 986 0 1479 0 0 57 0 115 0 172-493 0-986 0-1479 0z">
              <text:p/>
            </draw:path>
            <draw:path draw:style-name="gr4" draw:text-style-name="P4" draw:layer="layout" svg:width="1.478cm" svg:height="0.171cm" svg:x="3.766cm" svg:y="12.217cm" svg:viewBox="0 0 1479 172" svg:d="M0 172c0-57 0-115 0-172 493 0 986 0 1479 0 0 57 0 115 0 172-493 0-986 0-1479 0z">
              <text:p/>
            </draw:path>
            <draw:path draw:style-name="gr5" draw:text-style-name="P4" draw:layer="layout" svg:width="1.109cm" svg:height="0.171cm" svg:x="4.136cm" svg:y="12.56cm" svg:viewBox="0 0 1110 172" svg:d="M0 0c53 57 106 115 158 172 317 0 635 0 952 0 0-57 0-115 0-172-370 0-740 0-1110 0z">
              <text:p/>
            </draw:path>
            <draw:path draw:style-name="gr10" draw:text-style-name="P5" draw:layer="layout" svg:width="1.109cm" svg:height="1.03cm" svg:x="3.581cm" svg:y="12.363cm" svg:viewBox="0 0 1110 1031" svg:d="M1110 1031c-370-344-740-687-1110-1031 370 0 740 0 1110 0 0 344 0 687 0 1031z">
              <text:p/>
            </draw:path>
          </draw:g>
          <draw:frame draw:style-name="gr11" draw:text-style-name="P8" draw:layer="layout" svg:width="11.729cm" svg:height="1.805cm" svg:x="5.781cm" svg:y="11.53cm">
            <draw:text-box>
              <text:p text:style-name="P7"><text:span text:style-name="T2">${underdocx}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Bright" svg:font-family="'Lucida Bright'" style:font-adornments="Standard" style:font-family-generic="roman" style:font-pitch="variable"/>
    <style:font-face style:name="Lucida Bright1" svg:font-family="'Lucida Bright'" style:font-family-generic="roman" style:font-pitch="variable"/>
    <style:font-face style:name="Lucida Console" svg:font-family="'Lucida Console'" style:font-adornments="Standard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4" draw:display-name="Gradient 4" draw:style="linear" draw:start-color="#ffffff" draw:end-color="#eeeeee" draw:start-intensity="100%" draw:end-intensity="100%" draw:angle="30deg" draw:border="0%">
      <loext:gradient-stop svg:offset="0" loext:color-type="rgb" loext:color-value="#ffffff"/>
      <loext:gradient-stop svg:offset="1" loext:color-type="rgb" loext:color-value="#eeeeee"/>
    </draw:gradient>
    <draw:gradient draw:name="Gradient_20_6" draw:display-name="Gradient 6" draw:style="linear" draw:start-color="#999999" draw:end-color="#eeeeee" draw:start-intensity="100%" draw:end-intensity="100%" draw:angle="126deg" draw:border="0%">
      <loext:gradient-stop svg:offset="0" loext:color-type="rgb" loext:color-value="#999999"/>
      <loext:gradient-stop svg:offset="1" loext:color-type="rgb" loext:color-value="#eeeeee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13T09:16:21.933000000</meta:creation-date>
    <dc:date>2024-08-14T06:08:40.333000000</dc:date>
    <meta:editing-duration>PT21M22S</meta:editing-duration>
    <meta:editing-cycles>6</meta:editing-cycles>
    <meta:generator>LibreOffice/7.6.2.1$Windows_X86_64 LibreOffice_project/56f7684011345957bbf33a7ee678afaf4d2ba333</meta:generator>
    <meta:document-statistic meta:object-count="17"/>
  </office:meta>
</office:document-meta>
</file>